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text:p>
      <text:p text:style-name="P1"/>
      <text:p text:style-name="P1"><text:tab/>Se trata del documento de diseño de juego de <text:span text:style-name="T1">Shoten Samurai</text:span><text:span text:style-name="T2">, diseñado para navegadores web, tanto para ordenadores como dispositivos móviles. Este juego se diseñará exclusivamente con herramientas de W3C como HTML, CSS y JavaScript. Se detallarán los conceptos claves del desarrollo del juego incluyendo mecánicas, arte, objetivos, controles, etc.</text:span></text:p>
      <text:p text:style-name="P1"><text:span text:style-name="T2"/></text:p>
      <text:p text:style-name="P1"><text:span text:style-name="T2">Concepto del juego</text:span></text:p>
      <text:p text:style-name="P1"><text:span text:style-name="T2"/></text:p>
      <text:p text:style-name="P1"><text:span text:style-name="T2"><text:tab/></text:span><text:span text:style-name="T1">Shoten Samurai </text:span><text:span text:style-name="T2">es un juego en el que controlamos a un samurai que decide escalar una extraña torre que se está derrumbando, esquivando o destruyendo los objetos que van cayendo.</text:span></text:p>
      <text:p text:style-name="P1"><text:span text:style-name="T2"/></text:p>
      <text:p text:style-name="P1"><text:span text:style-name="T2">Características distintivas</text:span></text:p>
      <text:p text:style-name="P1"><text:span text:style-name="T2"/></text:p>
      <text:p text:style-name="P1"><text:span text:style-name="T2">· Un juego sencillo: un solo botón de acción para saltar</text:span></text:p>
      <text:p text:style-name="P1"><text:span text:style-name="T2">· Una torre infinita, donde tendrás que aguantar lo máximo posible escalandola</text:span></text:p>
      <text:p text:style-name="P1"><text:span text:style-name="T2">· Desafío constante, poniendo a prueba tus habilidades, aumentando la dificultad a medida que avanzas</text:span></text:p>
      <text:p text:style-name="P1"><text:span text:style-name="T2">· Temática oriental con toques de humor</text:span></text:p>
      <text:p text:style-name="P1"><text:span text:style-name="T2"/></text:p>
      <text:p text:style-name="P1"><text:span text:style-name="T2">Género</text:span></text:p>
      <text:p text:style-name="P1"><text:span text:style-name="T2"/></text:p>
      <text:p text:style-name="P1"><text:span text:style-name="T2"><text:tab/>La idea de </text:span><text:span text:style-name="T1">Shoten Samurai</text:span><text:span text:style-name="T2"> nace de ideas como </text:span><text:span text:style-name="T1">Lumberjack, Geometry Dash y Fruit Ninja</text:span><text:span text:style-name="T2">, ideas simples y desafiantes, por lo tanto el juego es una mezcla de varios géneros como</text:span></text:p>
      <text:p text:style-name="P1"><text:span text:style-name="T2">· Endless Running: La torre es infinita, escalando hasta donde aguantemos</text:span></text:p>
      <text:p text:style-name="P1"><text:span text:style-name="T2">· Arcade: Cada vez más dificultad, aumentando la velocidad y más objetos por pantalla</text:span></text:p>
      <text:p text:style-name="P1"><text:span text:style-name="T2"/></text:p>
      <text:p text:style-name="P1"><text:span text:style-name="T2">Público objetivo</text:span></text:p>
      <text:p text:style-name="P1"><text:span text:style-name="T2"/></text:p>
      <text:p text:style-name="P1"><text:span text:style-name="T2"><text:tab/>Es un juego que está pensado para todos los públicos, tanto para gente con mucho tiempo libre y que busca un desafío que lo entretenga como personas con poco tiempo libre y buscan partidas cortas y pasar los ratos muertos en el metro, tren, colas, baño, etc.</text:span></text:p>
      <text:p text:style-name="P1"><text:span text:style-name="T2"/></text:p>
      <text:p text:style-name="P1"><text:span text:style-name="T2">Jugabilidad</text:span></text:p>
      <text:p text:style-name="P1"><text:span text:style-name="T2"/></text:p>
      <text:p text:style-name="P1"><text:span text:style-name="T2"><text:tab/>El juego se compondrá de un solo nivel infinito cuyo fondo y objetos en pantalla cambiarán según la dificultad. El personaje deberá saltar entre las dos paredes de la torre, destruyendo los objetos rompibles para conseguir más puntuación y esquivando aquellos obstáculos que le causarán una muerte terrible y dolorosa.</text:span></text:p>
      <text:p text:style-name="P1"><text:span text:style-name="T2"/></text:p>
      <text:p text:style-name="P1"><text:span text:style-name="T2">· Movilidad: Personaje que asciende por una torre, saltando de pared en pared con un ángulo de 45 grados</text:span></text:p>
      <text:p text:style-name="P1"><text:span text:style-name="T2">· Obstáculos y objetos: En las paredes habrá objetos fijos que habrá que esquivar y por el centro caerán objetos, algunos rompibles (bambú, tela, madera...) y otros indestructibles como (vigas de piedra, artefactos de joyas preciosas, etc)</text:span></text:p>
      <text:p text:style-name="P1"><text:span text:style-name="T2"><text:s/></text:span></text:p>
      <text:p text:style-name="P1"><text:span text:style-name="T2"/></text:p>
      <text:p text:style-name="P1"><text:span text:style-name="T2"/></text:p>
      <text:p text:style-name="P1"><text:span text:style-name="T2"/></text:p>
      <text:p text:style-name="P1"><text:soft-page-break/><text:span text:style-name="T2">Estética</text:span></text:p>
      <text:p text:style-name="P1"><text:span text:style-name="T2"/></text:p>
      <text:p text:style-name="P1"><text:span text:style-name="T2"><text:tab/>Con una estética oriental y con toques de pixel art, el juego será un reclamo para aficionados de este estilo visual y los nostálgicos de los 16 bits. Los colores utilizados en el juego está basada en la paleta típica oriental feudal con tonos rojizos, dorados, marrones, incluso verdes.</text:span></text:p>
      <text:p text:style-name="P1"><text:span text:style-name="T2"/></text:p>
      <text:p text:style-name="P1"><text:span text:style-name="T2">Alcance </text:span></text:p>
      <text:p text:style-name="P1"><text:span text:style-name="T2"/></text:p>
      <text:p text:style-name="P1"><text:span text:style-name="T2"><text:tab/>El objetivo de este proyecto es presentar un juego con mecánicas sencillas, que sea fácil de entender y muy entretenido. En un futuro se podrán incluir mejoras en las partidas o un apartado de personalización. </text:span></text:p>
      <text:p text:style-name="P1"><text:span text:style-name="T2"/></text:p>
      <text:p text:style-name="P1"><text:span text:style-name="T2"/></text:p>
      <text:p text:style-name="P1"><text:span text:style-name="T2">Mecánicas del juego</text:span></text:p>
      <text:p text:style-name="P1"><text:span text:style-name="T2"/></text:p>
      <text:p text:style-name="P1"><text:span text:style-name="T2"><text:tab/>En este apartado se explicará con detalle todo lo relacionado con las mecánicas del juego de Shoten Samurai. De forma concisa y clara se mostrarán todos los aspectos importantes en cuanto las partidas , indicando cómo serán los niveles, cómo avanzará el personaje, qué objetos aparecerán por pantalla y demás.</text:span></text:p>
      <text:p text:style-name="P1"><text:span text:style-name="T2"/></text:p>
      <text:p text:style-name="P1"><text:span text:style-name="T2">Niveles </text:span></text:p>
      <text:p text:style-name="P1"><text:span text:style-name="T2"/></text:p>
      <text:p text:style-name="P1"><text:span text:style-name="T2"><text:tab/>Cada partida de Shoten Samurai se desarrollará en un único escenario infinito, donde la dificultad se irá incrementando en función de cuánto aguante el jugador. El background y algunos colores irán cambiando en cada zona y los objetos también sufrirán cambios visuales.</text:span></text:p>
      <text:p text:style-name="P1"><text:span text:style-name="T2"/></text:p>
      <text:p text:style-name="P1"><text:span text:style-name="T2">Dificultad</text:span></text:p>
      <text:p text:style-name="P1"><text:span text:style-name="T2"/></text:p>
      <text:p text:style-name="P1"><text:span text:style-name="T2"><text:tab/>Cuánto más aguantemos, más se incrementará la dificultad de la siguiente forma: </text:span></text:p>
      <text:p text:style-name="P1"><text:span text:style-name="T2"><text:s/><text:tab/><text:tab/>-Los objetos y los obstáculos de de las paredes caerán con más velocidad.</text:span></text:p>
      <text:p text:style-name="P1"><text:span text:style-name="T2"><text:tab/><text:tab/>-Habrá más objetos por pantalla.</text:span></text:p>
      <text:p text:style-name="P1"><text:span text:style-name="T2"><text:tab/>El jugador deberá prestar cada vez más atención y estimulando sus reflejos.</text:span></text:p>
      <text:p text:style-name="P1"><text:span text:style-name="T2"/></text:p>
      <text:p text:style-name="P1"><text:span text:style-name="T2">Puntuación</text:span></text:p>
      <text:p text:style-name="P1"><text:span text:style-name="T2"/></text:p>
      <text:p text:style-name="P1"><text:span text:style-name="T2"><text:tab/>Se podrán conseguir puntos de dos maneras</text:span></text:p>
      <text:p text:style-name="P1"><text:span text:style-name="T2"/></text:p>
      <text:p text:style-name="P1"><text:span text:style-name="T2"><text:tab/>· El jugador obtendrá puntuación a medida que ascienda por la torre</text:span></text:p>
      <text:p text:style-name="P1"><text:span text:style-name="T2"><text:tab/>· El jugador conseguirá puntos si rompe los objetos destruibles, aumentando la cantidad de puntos que consigue si los destruye de forma continua con cada salto, perdiendo el aumento de puntos si no se destruye algún objeto en el salto.</text:span></text:p>
      <text:p text:style-name="P1"><text:span text:style-name="T2"/></text:p>
      <text:p text:style-name="P1"><text:span text:style-name="T2"><text:tab/>Se guardará la mejor puntuación del jugador tras finalizar la partida, pudiendo introducir su nombre</text:span></text:p>
      <text:p text:style-name="P1"><text:span text:style-name="T2"/></text:p>
      <text:p text:style-name="P1"><text:span text:style-name="T2"/></text:p>
      <text:p text:style-name="P1"><text:span text:style-name="T2"><text:tab/></text:span></text:p>
      <text:p text:style-name="P1"><text:span text:style-name="T2"><text:tab/></text:span></text:p>
      <text:p text:style-name="P1"><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go Cruz</meta:initial-creator>
    <meta:creation-date>2018-10-16T15:25:37.39</meta:creation-date>
    <dc:date>2018-10-16T16:50:39.87</dc:date>
    <dc:creator>Iago Cruz</dc:creator>
    <meta:editing-duration>PT39M1S</meta:editing-duration>
    <meta:editing-cycles>2</meta:editing-cycles>
    <meta:generator>OpenOffice/4.1.5$Win32 OpenOffice.org_project/415m1$Build-9789</meta:generator>
    <meta:document-statistic meta:table-count="0" meta:image-count="0" meta:object-count="0" meta:page-count="2" meta:paragraph-count="41" meta:word-count="644" meta:character-count="4003"/>
  </office:meta>
</office:document-meta>
</file>